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C000000A86F51F18D8F37EF0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No_20_List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9194616" text:style-name="No_20_List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NFO" xlink:href="Pictures/100000000000012C000000A86F51F18D8F37EF0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INFO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12C000000A86F51F18D8F37EF0C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INFO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17:07.798002453</meta:creation-date>
    <dc:date>2023-11-29T20:20:58.569147702</dc:date>
    <meta:editing-duration>PT3M5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3.7.2$Linux_X86_64 LibreOffice_project/30$Build-2</meta:generator>
  </office:meta>
</office:document-meta>
</file>